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oto Sans CJK TC Regular" svg:font-family="'Noto Sans CJK TC Regular'" style:font-family-generic="swiss"/>
    <style:font-face style:name="Noto Sans CJK TC Regular1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Heading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style:text-underline-style="none" fo:font-weight="bold" style:font-weight-asian="bold" style:font-weight-complex="bold"/>
    </style:style>
    <style:style style:name="P8" style:family="paragraph" style:parent-style-name="Text_20_body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oto Sans CJK TC Regular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ans CJK TC Regular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Noto Sans CJK TC Regular1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Noto Sans CJK TC Regular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font-name="Noto Sans CJK TC Regular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Noto Sans CJK TC Regular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Noto Sans CJK TC Regular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name="Noto Sans CJK TC Regula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Noto Sans CJK TC Regular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Noto Sans CJK TC Regula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alisi dei Requisiti</text:p>
      <text:p text:style-name="P9">(dopo intervista al committente)</text:p>
      <text:p text:style-name="P10"/>
      <text:p text:style-name="P12">Legenda:</text:p>
      <text:list xml:id="list5251111227848883391" text:style-name="L1">
        <text:list-item>
          <text:p text:style-name="P13"><text:span text:style-name="T1">Le parole evidenziate in </text:span><text:span text:style-name="T2">grassetto </text:span><text:span text:style-name="T1">identificano nuovi concetti rilevanti per il sistema.</text:span></text:p>
        </text:list-item>
        <text:list-item>
          <text:p text:style-name="P13"><text:span text:style-name="T1">Le frasi in </text:span><text:span text:style-name="T3">corsivo</text:span><text:span text:style-name="T4"> <text:s/>identificano specifiche particolari ricevute dal committente.</text:span></text:p>
        </text:list-item>
        <text:list-item>
          <text:p text:style-name="P13"><text:span text:style-name="T4">Le frasi </text:span><text:span text:style-name="T5">sottolineate</text:span><text:span text:style-name="T6"> identificano proprietà ritenute altamente rilevanti per la progettazione del sistema.</text:span></text:p>
        </text:list-item>
      </text:list>
      <text:p text:style-name="P1">Visualizzazione in Aree</text:p>
      <text:p text:style-name="P4">L'interfaccia grafica per l'utente (<text:span text:style-name="T7">Dashboard</text:span>) deve visualizzare una lista di <text:span text:style-name="T7">Aree</text:span> le quali raggruppano un numero variabile di <text:span text:style-name="T7">Cluster </text:span>e consentire la selezione e l'apertura di un'Area specifica.</text:p>
      <text:p text:style-name="P1">Visualizzazione in Cluster</text:p>
      <text:p text:style-name="P4">La Dashboard, nella vista di una specifica Area, deve mostrare una lista di Cluster, i quali sono un raggruppamento di <text:span text:style-name="T7">Robot.</text:span> Ogni Cluster mostra il proprio <text:span text:style-name="T7">Inefficiency Rate </text:span>(d'ora in poi <text:span text:style-name="T7">IR</text:span>) più recente disponibile, colorando in rosso i Cluster con IR maggiore del <text:span text:style-name="T7">Limite di Inefficienza</text:span>. La Dashboard deve consentire la selezione e l'apertura di un Cluster specifico.</text:p>
      <text:p text:style-name="P1">Visualizzazione in Robot</text:p>
      <text:p text:style-name="P4">La Dashboard, nella vista di uno specifico Cluster, deve mostrare una lista di Robot, ognuno con il proprio IR, colorando in rosso i Robot con IR maggiore del Limite di Inefficienza.</text:p>
      <text:p text:style-name="P3">Robot</text:p>
      <text:p text:style-name="P4">Un Robot è un'unità automatica che invia continuamente <text:span text:style-name="T7">segnali di stato</text:span> al sistema, i quali contengono: identificatore di Area, identificatore di Cluster, identificatore di Robot, tipo di segnale, nuovo stato del segnale (<text:span text:style-name="T7">DOWN/UP</text:span>). I segnali sono molteplici e di tipi diversi. <text:span text:style-name="T8">Un Robot non può inviare un segnale di DOWN se lo stato di quel </text:span><text:soft-page-break/><text:span text:style-name="T8">segnale non era precedentemente UP (e viceversa)</text:span><text:span text:style-name="T10">. </text:span><text:span text:style-name="T11">Il committente ha specificato che ci sono 90000 Robot.</text:span></text:p>
      <text:p text:style-name="P7">Cluster</text:p>
      <text:p text:style-name="P4"><text:span text:style-name="T10">Un Cluster è un raggruppamento di Robot ma di per sè non invia segnali o altre informazioni al sistema pur avendo assegnato un proprio IR. </text:span><text:span text:style-name="T11">Il committente ha specificato che i Cluster contengono dai 500 ai 1000 Robot, per cui ci sono in media circa 100 Cluster da 900 Robot ciascuno.</text:span></text:p>
      <text:p text:style-name="P7">Area</text:p>
      <text:p text:style-name="P8">Un Area è un raggruppamento di Cluster ma di per sè non invia segnali o altre informazioni al sistema.</text:p>
      <text:p text:style-name="P2">Inefficiency Rate (IR)</text:p>
      <text:p text:style-name="P4">L'IR si calcola su un <text:span text:style-name="T7">intervallo di tempo</text:span> ed è definito come segue: </text:p>
      <text:p text:style-name="P4"><text:span text:style-name="T8">Inefficiency Rate = </text:span><text:span text:style-name="T9">Tempo di Down</text:span><text:span text:style-name="T8">/Intervallo di Tempo * 100</text:span></text:p>
      <text:p text:style-name="P3">Tempo di Down (Robot)</text:p>
      <text:p text:style-name="P4">Ai fini del calcolo del Tempo di Down, un Robot è considerato DOWN se almeno uno dei suoi segnali è nello stato DOWN. Il Tempo di Down è quindi la quantità di tempo nella quale il Robot è rimasto DOWN, all'interno dell'Intervallo di Tempo.</text:p>
      <text:p text:style-name="P3">Tempo di Down (Cluster)</text:p>
      <text:p text:style-name="P4">Ai fini del calcolo del Tempo di Down, un Cluster è considerato DOWN se almeno uno dei Robot che fanno parte del Cluster è considerato DOWN. Il Tempo di Down è quindi la quantità di tempo nella quale il Cluster è rimasto DOWN, all'interno dell'Intervallo di Tempo.</text:p>
      <text:p text:style-name="P3">Limite di Inefficienza</text:p>
      <text:p text:style-name="P4">Il Limite di Inefficienza è il limite massimo accettabile per l'IR, oltre il quale il Cluster o Robot relativo viene visualizzato in rosso nella Dashboard. <text:span text:style-name="T8">Tale valore viene definito dall'utente utilizzatore della Dashboard</text:span><text:span text:style-name="T16">.</text:span></text:p>
      <text:p text:style-name="P6">Intervallo di Tempo</text:p>
      <text:p text:style-name="P4"><text:soft-page-break/><text:span text:style-name="T16">L'Intervallo di Tempo è la finestra temporale entro la quale si calcola l'IR. </text:span><text:span text:style-name="T11">Il </text:span><text:span text:style-name="T11">committente ha specificato che tale intervallo è di un'ora.</text:span></text:p>
      <text:p text:style-name="P6">Segnali di Stato</text:p>
      <text:p text:style-name="Text_20_body"><text:span text:style-name="T15">I Segnali di </text:span><text:span text:style-name="T17">Stato</text:span><text:span text:style-name="T15"> sono i messaggi che i Robot mandano al sistema </text:span><text:span text:style-name="T18">quando uno dei propri Stati cambia</text:span><text:span text:style-name="T15"> e contengono: informazioni identificative come l'identificatore dell'Area e del Cluster a cui appartiene il Robot, l'identificatore del Robot stesso; informazioni sul cambiamento di Stato, cioè </text:span><text:span text:style-name="T18">il tipo di Stato e il suo nuovo valore (DOWN/UP)</text:span><text:span text:style-name="T15">. </text:span><text:span text:style-name="T12">Il committente ha specificato che la frequenza di tali segnali è in media di 1 segnale al minuto per Robot. </text:span><text:span text:style-name="T14">Ma ciò non toglie che in certi momenti la frequenza di segnali possa essere più alta o più bassa</text:span><text:span text:style-name="T12">.</text:span></text:p>
      <text:p text:style-name="P6">Stato</text:p>
      <text:p text:style-name="P4"><text:span text:style-name="T16">Uno Stato è una variabile di un Robot. Il Robot invia un segnale ogni volta che uno Stato cambia da DOWN a UP o viceversa. </text:span><text:span text:style-name="T11">Il committente ha specificato che il numero di Stati dei Robot è pari a 7.</text:span></text:p>
      <text:p text:style-name="P6">Dashboard</text:p>
      <text:p text:style-name="P5"><text:span text:style-name="T10">La Dashboard è l'interfaccia tra gli utenti e il sistema e serve a mostrare le viste dette in precedenza. </text:span><text:span text:style-name="T11">Il committente ha specificato che le informazioni della Dashboard devono essere aggiornate automaticamente almeno ogni 5 minuti, </text:span><text:span text:style-name="T13">anche se è preferibile una frequenza di aggiornamento che sia minore di un minuto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Noto Sans CJK TC Regular" svg:font-family="'Noto Sans CJK TC Regular'" style:font-family-generic="swiss"/>
    <style:font-face style:name="Noto Sans CJK TC Regular1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ans CJK TC Regular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oto Sans CJK TC Regular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7T11:02:14</meta:creation-date>
    <meta:generator>OpenOffice/4.1.3$Unix OpenOffice.org_project/413m1$Build-9783</meta:generator>
    <dc:date>2017-10-27T16:45:00</dc:date>
    <meta:editing-duration>PT2H14M36S</meta:editing-duration>
    <meta:editing-cycles>15</meta:editing-cycles>
    <meta:document-statistic meta:table-count="0" meta:image-count="0" meta:object-count="0" meta:page-count="3" meta:paragraph-count="35" meta:word-count="692" meta:character-count="4201"/>
  </office:meta>
</office:document-meta>
</file>